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55cm" fo:min-width="1.1cm"/>
    </style:style>
    <style:style style:name="gr2" style:family="graphic" style:parent-style-name="standard">
      <style:graphic-properties draw:textarea-horizontal-align="justify" draw:textarea-vertical-align="middle" draw:auto-grow-height="false" fo:min-height="0.55cm" fo:min-width="2.9cm"/>
    </style:style>
    <style:style style:name="gr3" style:family="graphic" style:parent-style-name="standard">
      <style:graphic-properties draw:textarea-horizontal-align="justify" draw:textarea-vertical-align="middle" draw:auto-grow-height="false" fo:min-height="0.55cm" fo:min-width="3.1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55cm" fo:min-width="1.9cm"/>
    </style:style>
    <style:style style:name="gr6" style:family="graphic" style:parent-style-name="standard">
      <style:graphic-properties draw:textarea-horizontal-align="justify" draw:textarea-vertical-align="middle" draw:auto-grow-height="false" fo:min-height="0.35cm" fo:min-width="1.9cm"/>
    </style:style>
    <style:style style:name="gr7" style:family="graphic" style:parent-style-name="standard">
      <style:graphic-properties svg:stroke-color="#9900ff" draw:fill-color="#ff33ff" draw:textarea-horizontal-align="justify" draw:textarea-vertical-align="middle" draw:auto-grow-height="false" fo:min-height="2.35cm" fo:min-width="6.9cm"/>
    </style:style>
    <style:style style:name="gr8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1.15cm" fo:min-width="2.1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  <style:text-properties fo:font-size="9pt" style:font-size-asian="9pt" style:font-size-complex="9pt"/>
    </style:style>
    <style:style style:name="P4" style:family="paragraph">
      <loext:graphic-properties draw:fill-color="#ff33ff"/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/>
    </style:style>
    <style:style style:name="P7" style:family="paragraph">
      <loext:graphic-properties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2" xml:id="id1" draw:id="id1" draw:layer="layout" svg:width="1.6cm" svg:height="0.8cm" svg:x="8cm" svg:y="3.6cm">
          <text:p text:style-name="P1"><text:span text:style-name="T1">Ini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3.4cm" svg:height="0.8cm" svg:x="5.8cm" svg:y="7.4cm">
          <text:p text:style-name="P1"><text:span text:style-name="T1">Wait for file nam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3.4cm" svg:height="0.8cm" svg:x="13.8cm" svg:y="5cm">
          <text:p text:style-name="P1"><text:span text:style-name="T1">Wait for siz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3.4cm" svg:height="0.8cm" svg:x="16.8cm" svg:y="3cm">
          <text:p text:style-name="P1"><text:span text:style-name="T1">Wait for mov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3.6cm" svg:height="0.8cm" svg:x="9cm" svg:y="12cm">
          <text:p text:style-name="P1"><text:span text:style-name="T1">Wait for move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8.8cm" svg:y1="4.4cm" svg:x2="7.5cm" svg:y2="7.4cm" draw:start-shape="id1" draw:start-glue-point="2" draw:end-shape="id2" draw:end-glue-point="0" svg:d="M8800 4400v1500h-1300v1500" svg:viewBox="0 0 1301 3001">
          <text:p text:style-name="P1"><text:span text:style-name="T2">Play form file ?</text:span></text:p>
          <text:p text:style-name="P1"><text:span text:style-name="T2">InitFile()</text:span></text:p>
        </draw:connector>
        <draw:connector draw:style-name="gr4" draw:text-style-name="P3" draw:layer="layout" svg:x1="9.6cm" svg:y1="4cm" svg:x2="15.5cm" svg:y2="5cm" draw:start-shape="id1" draw:start-glue-point="1" draw:end-shape="id3" draw:end-glue-point="0" svg:d="M9600 4000h5900v1000" svg:viewBox="0 0 5901 1001">
          <text:p text:style-name="P1"><text:span text:style-name="T2">Play random ?</text:span></text:p>
          <text:p text:style-name="P1"><text:span text:style-name="T2">InitRandom()</text:span></text:p>
        </draw:connector>
        <draw:connector draw:style-name="gr4" draw:text-style-name="P3" draw:layer="layout" svg:x1="7.5cm" svg:y1="8.2cm" svg:x2="10.8cm" svg:y2="12cm" draw:start-shape="id2" draw:start-glue-point="2" draw:end-shape="id4" draw:end-glue-point="0" svg:d="M7500 8200v1900h3300v1900" svg:viewBox="0 0 3301 3801">
          <text:p text:style-name="P1"><text:span text:style-name="T2">Board initalized?</text:span></text:p>
          <text:p text:style-name="P1"><text:span text:style-name="T2">WaitMove()</text:span></text:p>
        </draw:connector>
        <draw:connector draw:style-name="gr4" draw:text-style-name="P3" draw:layer="layout" svg:x1="15.5cm" svg:y1="5.8cm" svg:x2="10.8cm" svg:y2="12cm" draw:start-shape="id3" draw:start-glue-point="2" draw:end-shape="id4" draw:end-glue-point="0" svg:d="M15500 5800v3100h-4700v3100" svg:viewBox="0 0 4701 6201">
          <text:p text:style-name="P1"><text:span text:style-name="T2"/></text:p>
          <text:p text:style-name="P1"><text:span text:style-name="T2">Board initalized?</text:span></text:p>
          <text:p text:style-name="P1"><text:span text:style-name="T2">WaitMove()</text:span></text:p>
        </draw:connector>
        <draw:connector draw:style-name="gr4" draw:text-style-name="P3" draw:layer="layout" svg:x1="8.8cm" svg:y1="3.6cm" svg:x2="16.8cm" svg:y2="3.4cm" draw:start-shape="id1" draw:start-glue-point="0" draw:end-shape="id5" draw:end-glue-point="3" svg:d="M8800 3600v-501h4650v301h3350" svg:viewBox="0 0 8001 502">
          <text:p text:style-name="P1"><text:span text:style-name="T2">Start editor ?</text:span></text:p>
          <text:p text:style-name="P1"><text:span text:style-name="T2">InitEditor() → WaitMoveEditor()</text:span></text:p>
          <text:p text:style-name="P1"><text:span text:style-name="T2"/></text:p>
          <text:p text:style-name="P1"><text:span text:style-name="T2"/></text:p>
        </draw:connector>
        <draw:custom-shape draw:style-name="gr5" draw:text-style-name="P2" xml:id="id6" draw:id="id6" draw:layer="layout" svg:width="2.4cm" svg:height="0.8cm" svg:x="8.4cm" svg:y="15.2cm">
          <text:p text:style-name="P1"><text:span text:style-name="T1">Wait for X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7" draw:id="id7" draw:layer="layout" svg:width="2.4cm" svg:height="0.8cm" svg:x="8.4cm" svg:y="17.2cm">
          <text:p text:style-name="P1"><text:span text:style-name="T1">Wait for Y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0.8cm" svg:y1="12.8cm" svg:x2="9.6cm" svg:y2="15.2cm" draw:start-shape="id4" draw:start-glue-point="2" draw:end-shape="id6" draw:end-glue-point="0" svg:d="M10800 12800v1200h-1200v1200" svg:viewBox="0 0 1201 2401">
          <text:p text:style-name="P1"><text:span text:style-name="T2">Play move ?</text:span></text:p>
          <text:p text:style-name="P1"><text:span text:style-name="T2">EnterX()</text:span></text:p>
        </draw:connector>
        <draw:connector draw:style-name="gr4" draw:text-style-name="P3" draw:layer="layout" svg:x1="8.4cm" svg:y1="15.6cm" svg:x2="8.4cm" svg:y2="17.6cm" draw:start-shape="id6" draw:start-glue-point="3" draw:end-shape="id7" draw:end-glue-point="3" svg:d="M8400 15600h-501v2000h501" svg:viewBox="0 0 502 2001">
          <text:p text:style-name="P1"><text:span text:style-name="T2">X entered ? <text:s text:c="5"/></text:span></text:p>
          <text:p text:style-name="P1"><text:span text:style-name="T2">EnterY() <text:s text:c="10"/></text:span></text:p>
        </draw:connector>
        <draw:connector draw:style-name="gr4" draw:text-style-name="P3" draw:layer="layout" draw:line-skew="0cm 1.199cm" svg:x1="9.6cm" svg:y1="18cm" svg:x2="12.6cm" svg:y2="12.4cm" draw:start-shape="id7" draw:start-glue-point="2" draw:end-shape="id4" draw:end-glue-point="1" svg:d="M9600 18000v501h4200v-6101h-1200" svg:viewBox="0 0 4201 6102">
          <text:p text:style-name="P1"><text:span text:style-name="T2"><text:tab/></text:span><text:span text:style-name="T2"><text:tab/></text:span><text:span text:style-name="T2"><text:tab/></text:span><text:span text:style-name="T2"><text:tab/></text:span><text:span text:style-name="T2">Valid move? </text:span></text:p>
          <text:p text:style-name="P1"><text:span text:style-name="T2"><text:tab/></text:span><text:span text:style-name="T2"><text:tab/></text:span><text:span text:style-name="T2"><text:tab/></text:span><text:span text:style-name="T2"><text:tab/></text:span><text:span text:style-name="T2">WaitMove()</text:span></text:p>
        </draw:connector>
        <draw:connector draw:style-name="gr4" draw:text-style-name="P3" draw:layer="layout" svg:x1="9.6cm" svg:y1="18cm" svg:x2="17.6cm" svg:y2="17cm" draw:start-shape="id7" draw:start-glue-point="2" draw:end-shape="id8" draw:end-glue-point="3" svg:d="M9600 18000v501h4850v-1501h3150" svg:viewBox="0 0 8001 1502"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>Multiple alignments ?</text:span></text:p>
          <text:p text:style-name="P1"><text:span text:style-name="T2">ResolveAlignment()</text:span></text:p>
        </draw:connector>
        <draw:connector draw:style-name="gr4" draw:text-style-name="P3" draw:layer="layout" draw:line-skew="-0.899cm" svg:x1="24.4cm" svg:y1="15.4cm" svg:x2="18.8cm" svg:y2="16.6cm" draw:start-shape="id9" draw:start-glue-point="0" draw:end-shape="id8" draw:end-glue-point="0" svg:d="M24400 15400v-1400h-5600v2600" svg:viewBox="0 0 5601 2601">
          <text:p text:style-name="P1"><text:span text:style-name="T2">Multiple alignments ?</text:span><text:span text:style-name="T2"><text:tab/></text:span><text:span text:style-name="T2"><text:tab/></text:span></text:p>
          <text:p text:style-name="P1"><text:span text:style-name="T2">ResolveAlignment()</text:span><text:span text:style-name="T2"><text:tab/></text:span><text:span text:style-name="T2"><text:tab/></text:span></text:p>
          <text:p text:style-name="P1"><text:span text:style-name="T2"/></text:p>
          <text:p text:style-name="P1"><text:span text:style-name="T2"><text:tab/></text:span><text:span text:style-name="T2"><text:tab/></text:span></text:p>
          <text:p text:style-name="P1"><text:span text:style-name="T2"/></text:p>
          <text:p text:style-name="P1"><text:span text:style-name="T2"/></text:p>
        </draw:connector>
        <draw:connector draw:style-name="gr4" draw:text-style-name="P3" draw:layer="layout" svg:x1="24.4cm" svg:y1="15.4cm" svg:x2="12.6cm" svg:y2="12.4cm" draw:start-shape="id9" draw:start-glue-point="0" draw:end-shape="id4" draw:end-glue-point="1" svg:d="M24400 15400v-3000h-11800" svg:viewBox="0 0 11801 3001">
          <text:p text:style-name="P1"><text:span text:style-name="T2"><text:s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Resolved? </text:span><text:span text:style-name="T2"><text:tab/></text:span></text:p>
          <text:p text:style-name="P1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Waimove() <text:s/>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><text:s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33"/></text:span><text:span text:style-name="T2"><text:tab/></text:span><text:span text:style-name="T2"><text:tab/></text:span></text:p>
        </draw:connector>
        <draw:connector draw:style-name="gr4" draw:text-style-name="P3" draw:layer="layout" draw:line-skew="-5.799cm" svg:x1="9cm" svg:y1="12.4cm" svg:x2="8cm" svg:y2="4cm" draw:start-shape="id4" draw:start-glue-point="3" draw:end-shape="id1" draw:end-glue-point="3" svg:d="M9000 12400h-6800v-8400h5800" svg:viewBox="0 0 6801 8401">
          <text:p text:style-name="P1"><text:span text:style-name="T2">GameOver?</text:span><text:span text:style-name="T2"><text:tab/></text:span><text:span text:style-name="T2"><text:tab/></text:span><text:span text:style-name="T2"><text:tab/></text:span><text:span text:style-name="T2"><text:tab/></text:span></text:p>
          <text:p text:style-name="P1"><text:span text:style-name="T2">Start()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/text:p>
        </draw:connector>
        <draw:custom-shape draw:style-name="gr5" draw:text-style-name="P2" xml:id="id10" draw:id="id10" draw:layer="layout" svg:width="2.4cm" svg:height="0.8cm" svg:x="22.8cm" svg:y="2cm">
          <text:p text:style-name="P1"><text:span text:style-name="T1">Wait for X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1" draw:id="id11" draw:layer="layout" svg:width="2.4cm" svg:height="0.6cm" svg:x="21.4cm" svg:y="4.8cm">
          <text:p text:style-name="P1"><text:span text:style-name="T1">Wait for Y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line-skew="1.099cm" svg:x1="25.2cm" svg:y1="2.4cm" svg:x2="24cm" svg:y2="2cm" draw:start-shape="id10" draw:end-shape="id10" draw:end-glue-point="0" svg:d="M25200 2400h1600v-901h-2800v501" svg:viewBox="0 0 2801 902">
          <text:p text:style-name="P1"><text:span text:style-name="T2"><text:tab/></text:span><text:span text:style-name="T2"><text:tab/></text:span><text:span text:style-name="T2"><text:tab/></text:span><text:span text:style-name="T2">Error ?</text:span></text:p>
          <text:p text:style-name="P1"><text:span text:style-name="T2"><text:tab/></text:span><text:span text:style-name="T2"><text:tab/></text:span><text:span text:style-name="T2"><text:tab/></text:span><text:span text:style-name="T2">EnterX()</text:span></text:p>
        </draw:connector>
        <draw:connector draw:style-name="gr4" draw:text-style-name="P3" draw:layer="layout" svg:x1="24cm" svg:y1="2.8cm" svg:x2="22.6cm" svg:y2="4.8cm" draw:start-shape="id10" draw:start-glue-point="2" draw:end-shape="id11" draw:end-glue-point="0" svg:d="M24000 2800v1000h-1400v1000" svg:viewBox="0 0 1401 2001">
          <text:p text:style-name="P1"><text:span text:style-name="T2">Play move ?</text:span></text:p>
          <text:p text:style-name="P1"><text:span text:style-name="T2">EnterX()</text:span></text:p>
        </draw:connector>
        <draw:connector draw:style-name="gr4" draw:text-style-name="P3" draw:layer="layout" svg:x1="21.4cm" svg:y1="5.1cm" svg:x2="18.5cm" svg:y2="3.8cm" draw:start-shape="id11" draw:start-glue-point="3" draw:end-shape="id5" draw:end-glue-point="2" svg:d="M21400 5100h-2900v-1300" svg:viewBox="0 0 2901 1301"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>Valid?</text:span></text:p>
          <text:p text:style-name="P1"><text:span text:style-name="T2">WaitMoveEditor()</text:span></text:p>
        </draw:connector>
        <draw:custom-shape draw:style-name="gr2" draw:text-style-name="P2" xml:id="id12" draw:id="id12" draw:layer="layout" svg:width="3.4cm" svg:height="0.8cm" svg:x="16.8cm" svg:y="1cm">
          <text:p text:style-name="P1"><text:span text:style-name="T1">Wait for file name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8.5cm" svg:y1="3cm" svg:x2="18.5cm" svg:y2="1.8cm" draw:start-shape="id5" draw:start-glue-point="0" draw:end-shape="id12" svg:d="M18500 3000v-1200" svg:viewBox="0 0 1 1201">
          <text:p text:style-name="P1"><text:span text:style-name="T2">Save ?</text:span></text:p>
          <text:p text:style-name="P1"><text:span text:style-name="T2">SaveBoard()</text:span></text:p>
        </draw:connector>
        <draw:connector draw:style-name="gr4" draw:text-style-name="P3" draw:layer="layout" draw:line-skew="-1.099cm" svg:x1="16.8cm" svg:y1="1.4cm" svg:x2="16.8cm" svg:y2="3.4cm" draw:start-shape="id12" draw:end-shape="id5" draw:end-glue-point="3" svg:d="M16800 1400h-1600v2000h1600" svg:viewBox="0 0 1601 2001">
          <text:p text:style-name="P1"><text:span text:style-name="T2">Save ?</text:span></text:p>
          <text:p text:style-name="P1"><text:span text:style-name="T2">WaitMoveEditor()</text:span></text:p>
        </draw:connector>
        <draw:connector draw:style-name="gr4" draw:text-style-name="P3" draw:layer="layout" draw:line-skew="-0.699cm -1.299cm" svg:x1="8.8cm" svg:y1="3.6cm" svg:x2="8cm" svg:y2="4cm" draw:start-shape="id1" draw:start-glue-point="0" draw:end-shape="id1" draw:end-glue-point="3" svg:d="M8800 3600v-1200h-2600v1600h1800" svg:viewBox="0 0 2601 1601">
          <text:p text:style-name="P1"><text:span text:style-name="T2">Error?</text:span><text:span text:style-name="T2"><text:tab/></text:span><text:span text:style-name="T2"><text:tab/></text:span><text:span text:style-name="T2"><text:tab/></text:span></text:p>
          <text:p text:style-name="P1"><text:span text:style-name="T2">Start()</text:span><text:span text:style-name="T2"><text:tab/></text:span><text:span text:style-name="T2"><text:tab/></text:span><text:span text:style-name="T2"><text:tab/></text:span></text:p>
        </draw:connector>
        <draw:connector draw:style-name="gr4" draw:text-style-name="P3" draw:layer="layout" draw:line-skew="1.299cm -1.499cm" svg:x1="15.5cm" svg:y1="5.8cm" svg:x2="13.8cm" svg:y2="5.4cm" draw:start-shape="id3" draw:start-glue-point="2" draw:end-shape="id3" draw:end-glue-point="3" svg:d="M15500 5800v1800h-3700v-2200h2000" svg:viewBox="0 0 3701 2201">
          <text:p text:style-name="P1"><text:span text:style-name="T2"><text:tab/></text:span><text:span text:style-name="T2">Error?</text:span><text:span text:style-name="T2"><text:tab/></text:span><text:span text:style-name="T2"><text:tab/></text:span><text:span text:style-name="T2"><text:tab/></text:span></text:p>
          <text:p text:style-name="P1"><text:span text:style-name="T2"><text:tab/></text:span><text:span text:style-name="T2"><text:tab/></text:span><text:span text:style-name="T2">InitRandom()</text:span><text:span text:style-name="T2"><text:tab/></text:span><text:span text:style-name="T2"><text:tab/></text:span><text:span text:style-name="T2"><text:tab/></text:span></text:p>
        </draw:connector>
        <draw:connector draw:style-name="gr4" draw:text-style-name="P3" draw:layer="layout" draw:line-skew="0cm -0.899cm" svg:x1="5.8cm" svg:y1="7.8cm" svg:x2="7.5cm" svg:y2="7.4cm" draw:start-shape="id2" draw:start-glue-point="3" draw:end-shape="id2" draw:end-glue-point="0" svg:d="M5800 7800h-501v-1800h2201v1400" svg:viewBox="0 0 2202 1801">
          <text:p text:style-name="P1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Error?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/text:p>
          <text:p text:style-name="P1"><text:span text:style-name="T2"><text:tab/></text:span><text:span text:style-name="T2"><text:tab/></text:span><text:span text:style-name="T2"><text:tab/></text:span><text:span text:style-name="T2"><text:tab/></text:span><text:span text:style-name="T2">InitFile()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/text:p>
        </draw:connector>
        <draw:connector draw:style-name="gr4" draw:text-style-name="P3" draw:layer="layout" svg:x1="10.8cm" svg:y1="17.6cm" svg:x2="10.8cm" svg:y2="15.6cm" draw:start-shape="id7" draw:start-glue-point="1" draw:end-shape="id6" draw:end-glue-point="1" svg:d="M10800 17600h501v-2000h-501" svg:viewBox="0 0 502 2001">
          <text:p text:style-name="P1"><text:span text:style-name="T2"><text:tab/></text:span><text:span text:style-name="T2"><text:tab/></text:span><text:span text:style-name="T2">Invalid move? </text:span></text:p>
          <text:p text:style-name="P1"><text:span text:style-name="T2"><text:tab/></text:span><text:span text:style-name="T2"><text:tab/></text:span><text:span text:style-name="T2">EnterX()</text:span></text:p>
        </draw:connector>
        <draw:connector draw:style-name="gr4" draw:text-style-name="P3" draw:layer="layout" draw:line-skew="-2.099cm -0.499cm" svg:x1="9cm" svg:y1="12.4cm" svg:x2="10.8cm" svg:y2="12cm" draw:start-shape="id4" draw:start-glue-point="3" draw:end-shape="id4" svg:d="M9000 12400h-2600v-1400h4400v1000" svg:viewBox="0 0 4401 1401">
          <text:p text:style-name="P1"><text:span text:style-name="T2">Error?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/text:p>
          <text:p text:style-name="P1"><text:span text:style-name="T2"><text:tab/></text:span><text:span text:style-name="T2">WaitMove()</text:span><text:span text:style-name="T2"><text:tab/></text:span><text:span text:style-name="T2"><text:tab/></text:span><text:span text:style-name="T2"><text:tab/></text:span><text:span text:style-name="T2"><text:tab/></text:span></text:p>
        </draw:connector>
        <draw:custom-shape draw:style-name="gr5" draw:text-style-name="P2" xml:id="id8" draw:id="id8" draw:layer="layout" svg:width="2.4cm" svg:height="0.8cm" svg:x="17.6cm" svg:y="16.6cm">
          <text:p text:style-name="P1"><text:span text:style-name="T1">Wait for X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9" draw:id="id9" draw:layer="layout" svg:width="2.4cm" svg:height="0.8cm" svg:x="23.2cm" svg:y="15.4cm">
          <text:p text:style-name="P1"><text:span text:style-name="T1">Wait for Y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20cm" svg:y1="17cm" svg:x2="23.2cm" svg:y2="15.8cm" draw:start-shape="id8" draw:start-glue-point="1" draw:end-shape="id9" draw:end-glue-point="3" svg:d="M20000 17000h1850v-1200h1350" svg:viewBox="0 0 3201 1201">
          <text:p text:style-name="P1"><text:span text:style-name="T2">X entered ? <text:s text:c="5"/></text:span></text:p>
          <text:p text:style-name="P1"><text:span text:style-name="T2">EnterY() <text:s text:c="10"/></text:span></text:p>
        </draw:connector>
        <draw:connector draw:style-name="gr4" draw:text-style-name="P3" draw:layer="layout" draw:line-skew="1.499cm" svg:x1="24.4cm" svg:y1="16.2cm" svg:x2="18.8cm" svg:y2="17.4cm" draw:start-shape="id9" draw:start-glue-point="2" draw:end-shape="id8" draw:end-glue-point="2" svg:d="M24400 16200v3200h-5600v-2000" svg:viewBox="0 0 5601 3201">
          <text:p text:style-name="P1"><text:span text:style-name="T2"><text:tab/></text:span><text:span text:style-name="T2"><text:tab/>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>Invalid move? </text:span></text:p>
          <text:p text:style-name="P1"><text:span text:style-name="T2"><text:tab/></text:span><text:span text:style-name="T2"><text:tab/></text:span><text:span text:style-name="T2">EnterX()</text:span></text:p>
        </draw:connector>
        <draw:connector draw:style-name="gr4" draw:text-style-name="P3" draw:layer="layout" draw:line-skew="-2.099cm -0.099cm" svg:x1="8.4cm" svg:y1="15.6cm" svg:x2="9.6cm" svg:y2="15.2cm" draw:start-shape="id6" draw:start-glue-point="3" draw:end-shape="id6" svg:d="M8400 15600h-2600v-1000h3800v600" svg:viewBox="0 0 3801 1001">
          <text:p text:style-name="P1"><text:span text:style-name="T2">Error?</text:span><text:span text:style-name="T2"><text:tab/></text:span><text:span text:style-name="T2"><text:tab/></text:span><text:span text:style-name="T2"><text:tab/></text:span><text:span text:style-name="T2"><text:tab/></text:span></text:p>
          <text:p text:style-name="P1"><text:span text:style-name="T2">EnterX()</text:span><text:span text:style-name="T2"><text:tab/></text:span><text:span text:style-name="T2"><text:tab/></text:span><text:span text:style-name="T2"><text:tab/></text:span></text:p>
        </draw:connector>
        <draw:connector draw:style-name="gr4" draw:text-style-name="P3" draw:layer="layout" draw:line-skew="0.699cm -3.099cm" svg:x1="9.6cm" svg:y1="18cm" svg:x2="8.4cm" svg:y2="17.6cm" draw:start-shape="id7" draw:start-glue-point="2" draw:end-shape="id7" draw:end-glue-point="3" svg:d="M9600 18000v1200h-4800v-1600h3600" svg:viewBox="0 0 4801 1601">
          <text:p text:style-name="P1"><text:span text:style-name="T2">Error ? <text:s text:c="4"/></text:span><text:span text:style-name="T2"><text:tab/></text:span><text:span text:style-name="T2"><text:tab/></text:span><text:span text:style-name="T2"><text:tab/></text:span></text:p>
          <text:p text:style-name="P1"><text:span text:style-name="T2">EnterY() <text:s text:c="8"/></text:span><text:span text:style-name="T2"><text:tab/></text:span><text:span text:style-name="T2"><text:tab/></text:span><text:span text:style-name="T2"><text:tab/></text:span><text:span text:style-name="T2"> <text:s/></text:span></text:p>
        </draw:connector>
        <draw:connector draw:style-name="gr4" draw:text-style-name="P3" draw:layer="layout" draw:line-skew="0cm 0.899cm" svg:x1="23.8cm" svg:y1="5.1cm" svg:x2="22.6cm" svg:y2="5.4cm" draw:start-shape="id11" draw:start-glue-point="1" draw:end-shape="id11" draw:end-glue-point="2" svg:d="M23800 5100h501v1700h-1701v-1400" svg:viewBox="0 0 1702 1701">
          <text:p text:style-name="P1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Error ? <text:s text:c="4"/></text:span><text:span text:style-name="T2"><text:tab/></text:span><text:span text:style-name="T2"><text:tab/></text:span><text:span text:style-name="T2"><text:tab/></text:span></text:p>
          <text:p text:style-name="P1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EnterY() <text:s text:c="8"/></text:span><text:span text:style-name="T2"><text:tab/></text:span><text:span text:style-name="T2"><text:tab/></text:span><text:span text:style-name="T2"><text:tab/></text:span><text:span text:style-name="T2"> <text:s/></text:span></text:p>
        </draw:connector>
        <draw:connector draw:style-name="gr4" draw:text-style-name="P3" draw:layer="layout" draw:line-skew="1.499cm" svg:x1="20.2cm" svg:y1="1.4cm" svg:x2="18.5cm" svg:y2="1cm" draw:start-shape="id12" draw:start-glue-point="1" draw:end-shape="id12" draw:end-glue-point="0" svg:d="M20200 1400h2000v-901h-3700v501" svg:viewBox="0 0 3701 902">
          <text:p text:style-name="P1"><text:span text:style-name="T2"><text:tab/></text:span><text:span text:style-name="T2"><text:tab/></text:span><text:span text:style-name="T2"><text:tab/></text:span><text:span text:style-name="T2"><text:tab/></text:span><text:span text:style-name="T2">Error ?</text:span></text:p>
          <text:p text:style-name="P1"><text:span text:style-name="T2"><text:tab/></text:span><text:span text:style-name="T2"><text:tab/></text:span><text:span text:style-name="T2"><text:tab/></text:span><text:span text:style-name="T2"><text:tab/></text:span><text:span text:style-name="T2">SaveBoard()</text:span></text:p>
        </draw:connector>
        <draw:connector draw:style-name="gr4" draw:text-style-name="P3" draw:layer="layout" svg:x1="20.2cm" svg:y1="3.326cm" svg:x2="22.8cm" svg:y2="2.326cm" svg:d="M20200 3326h1550v-1000h1050" svg:viewBox="0 0 2601 1001">
          <text:p text:style-name="P1"><text:span text:style-name="T2">Play move ?</text:span></text:p>
          <text:p text:style-name="P1"><text:span text:style-name="T2">EnterX()</text:span></text:p>
        </draw:connector>
        <draw:connector draw:style-name="gr4" draw:text-style-name="P3" draw:layer="layout" draw:line-skew="0cm 1.699cm" svg:x1="24.4cm" svg:y1="15.4cm" svg:x2="25.6cm" svg:y2="15.8cm" draw:start-shape="id9" draw:start-glue-point="0" draw:end-shape="id9" svg:d="M24400 15400v-501h3400v901h-2200" svg:viewBox="0 0 3401 902">
          <text:p text:style-name="P1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Error ? <text:s text:c="4"/></text:span><text:span text:style-name="T2"><text:tab/></text:span><text:span text:style-name="T2"><text:tab/></text:span><text:span text:style-name="T2"><text:tab/></text:span></text:p>
          <text:p text:style-name="P1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EnterY() <text:s text:c="8"/></text:span><text:span text:style-name="T2"><text:tab/></text:span><text:span text:style-name="T2"><text:tab/></text:span><text:span text:style-name="T2"><text:tab/></text:span><text:span text:style-name="T2"> <text:s/></text:span></text:p>
        </draw:connector>
        <draw:connector draw:style-name="gr4" draw:text-style-name="P3" draw:layer="layout" draw:line-skew="1.499cm 0.299cm" svg:x1="20cm" svg:y1="17cm" svg:x2="18.8cm" svg:y2="17.4cm" draw:start-shape="id8" draw:end-shape="id8" draw:end-glue-point="2" svg:d="M20000 17000h2000v1200h-3200v-800" svg:viewBox="0 0 3201 1201">
          <text:p text:style-name="P1"><text:span text:style-name="T2"><text:tab/></text:span><text:span text:style-name="T2"><text:tab/></text:span><text:span text:style-name="T2"><text:tab/></text:span><text:span text:style-name="T2">Error ?</text:span></text:p>
          <text:p text:style-name="P1"><text:span text:style-name="T2"><text:tab/></text:span><text:span text:style-name="T2"><text:tab/></text:span><text:span text:style-name="T2"><text:tab/></text:span><text:span text:style-name="T2">EnterX()</text:span></text:p>
        </draw:connector>
        <draw:custom-shape draw:style-name="gr7" draw:text-style-name="P4" draw:layer="layout" svg:width="7.4cm" svg:height="2.6cm" svg:x="20.4cm" svg:y="7.2cm">
          <text:p text:style-name="P1"><text:span text:style-name="T3">Il faut en plus considérer les effet de quatre</text:span></text:p>
          <text:p text:style-name="P1"><text:span text:style-name="T3">commandes disponibles dans chaque état:</text:span></text:p>
          <text:p text:style-name="P1"><text:span text:style-name="T3">/h → aide contextuelle</text:span></text:p>
          <text:p text:style-name="P1"><text:span text:style-name="T3">/q → ferme le programme</text:span></text:p>
          <text:p text:style-name="P1"><text:span text:style-name="T3">/a → abandonne la partie</text:span></text:p>
          <text:p text:style-name="P1"><text:span text:style-name="T3">/r → annule la derniere décision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13" draw:id="id13" draw:layer="layout" svg:width="2.6cm" svg:height="1.4cm" svg:x="1cm" svg:y="1cm">
          <text:p text:style-name="P1">Main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draw:line-skew="-1.85cm" svg:x1="3.6cm" svg:y1="1.7cm" svg:x2="8cm" svg:y2="4cm" draw:start-shape="id13" draw:start-glue-point="1" draw:end-shape="id1" draw:end-glue-point="3" svg:d="M3600 1700h600v2300h3800" svg:viewBox="0 0 4401 2301">
          <text:p/>
        </draw:connector>
        <draw:custom-shape draw:style-name="gr2" draw:text-style-name="P2" xml:id="id14" draw:id="id14" draw:layer="layout" svg:width="3.4cm" svg:height="0.8cm" svg:x="16.6cm" svg:y="9.8cm">
          <text:p text:style-name="P1"><text:span text:style-name="T1">Wait for file name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0.8cm" svg:y1="12.8cm" svg:x2="18.3cm" svg:y2="10.6cm" draw:start-shape="id4" draw:start-glue-point="2" draw:end-shape="id14" svg:d="M10800 12800v501h7500v-2701" svg:viewBox="0 0 7501 2702"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><text:tab/></text:span><text:span text:style-name="T2">Save ?</text:span></text:p>
          <text:p text:style-name="P1"><text:span text:style-name="T2"><text:tab/></text:span><text:span text:style-name="T2">SaveBoard()</text:span></text:p>
        </draw:connector>
        <draw:connector draw:style-name="gr4" draw:text-style-name="P3" draw:layer="layout" draw:line-skew="1.699cm 0.699cm" svg:x1="20cm" svg:y1="10.2cm" svg:x2="18.3cm" svg:y2="10.6cm" draw:start-shape="id14" draw:start-glue-point="1" draw:end-shape="id14" draw:end-glue-point="2" svg:d="M20000 10200h2200v1600h-3900v-1200" svg:viewBox="0 0 3901 1601">
          <text:p text:style-name="P1"><text:span text:style-name="T2"><text:tab/></text:span><text:span text:style-name="T2"><text:tab/></text:span><text:span text:style-name="T2"><text:tab/></text:span><text:span text:style-name="T2"><text:tab/></text:span><text:span text:style-name="T2">Error </text:span><text:span text:style-name="T2"><text:tab/></text:span></text:p>
          <text:p text:style-name="P1"><text:span text:style-name="T2"><text:tab/></text:span><text:span text:style-name="T2"><text:tab/></text:span><text:span text:style-name="T2"><text:tab/></text:span><text:span text:style-name="T2"><text:tab/></text:span><text:span text:style-name="T2">SaveBoard()</text:span></text:p>
        </draw:connector>
        <draw:connector draw:style-name="gr4" draw:text-style-name="P3" draw:layer="layout" svg:x1="16.6cm" svg:y1="10.2cm" svg:x2="10.8cm" svg:y2="12cm" draw:start-shape="id14" draw:start-glue-point="3" draw:end-shape="id4" draw:end-glue-point="0" svg:d="M16600 10200h-5800v1800" svg:viewBox="0 0 5801 1801">
          <text:p text:style-name="P1"><text:span text:style-name="T2">Saved? </text:span></text:p>
          <text:p text:style-name="P1"><text:span text:style-name="T2">WaitMove()</text:span></text:p>
          <text:p text:style-name="P1"><text:span text:style-name="T2"/></text:p>
          <text:p text:style-name="P1"><text:span text:style-name="T2"/></text:p>
          <text:p text:style-name="P1"><text:span text:style-name="T2"/></text:p>
        </draw:connector>
        <draw:connector draw:style-name="gr4" draw:text-style-name="P6" draw:layer="layout" svg:x1="2.3cm" svg:y1="1cm" svg:x2="10.8cm" svg:y2="12cm" draw:start-shape="id13" draw:start-glue-point="0" draw:end-shape="id4" svg:d="M2300 1000v-501h8500v11501" svg:viewBox="0 0 8501 11502">
          <text:p>File as argument ?</text:p>
          <text:p>InitFileDirect()</text:p>
          <text:p/>
          <text:p/>
          <text:p/>
          <text:p/>
          <text:p/>
          <text:p/>
          <text:p/>
          <text:p/>
          <text:p/>
          <text:p/>
          <text:p/>
          <text:p/>
          <text:p/>
          <text:p/>
          <text:p/>
          <text:p/>
          <text:p/>
          <text:p/>
          <text:p/>
          <text:p/>
          <text:p/>
          <text:p/>
          <text:p/>
          <text:p/>
          <text:p/>
          <text:p/>
        </draw:connector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3" svg:stroke-color="#000000" draw:fill="none" draw:fill-gradient-name="Gradient_20_3" draw:fill-hatch-name="Hatching_20_1" draw:fill-image-name="Bitmap_20_1" draw:fill-image-width="0cm" draw:fill-image-height="0cm" draw:end-line-spacing-horizontal="0cm" draw:line-distance="0.4cm"/>
      <style:paragraph-properties fo:text-align="center" style:writing-mode="lr-tb">
        <style:tab-stops/>
      </style:paragraph-properties>
      <style:text-properties fo:font-size="11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2T14:15:03.144848026</meta:creation-date>
    <dc:date>2019-04-06T22:17:11.937366057</dc:date>
    <meta:editing-duration>PT1H4M57S</meta:editing-duration>
    <meta:editing-cycles>15</meta:editing-cycles>
    <meta:generator>LibreOffice/5.1.6.2$Linux_x86 LibreOffice_project/10m0$Build-2</meta:generator>
    <meta:document-statistic meta:object-count="74"/>
  </office:meta>
</office:document-meta>
</file>